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0.424cm" fo:min-width="0.174cm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5" style:family="graphic" style:parent-style-name="standard">
      <style:graphic-properties draw:stroke="none" svg:stroke-color="#000000" draw:fill="none" draw:fill-color="#ffffff" fo:min-height="0.712cm" loext:decorative="false"/>
      <style:paragraph-properties style:writing-mode="lr-tb"/>
    </style:style>
    <style:style style:name="gr6" style:family="graphic" style:parent-style-name="standard">
      <style:graphic-properties draw:stroke="none" draw:fill-color="#ff3838" draw:textarea-horizontal-align="justify" draw:textarea-vertical-align="middle" draw:auto-grow-height="false" fo:min-height="0.104cm" fo:min-width="0cm" loext:decorative="false"/>
    </style:style>
    <style:style style:name="gr7" style:family="graphic" style:parent-style-name="standard">
      <style:graphic-properties draw:stroke="none" draw:fill="solid" draw:fill-color="#ff3838" draw:textarea-horizontal-align="justify" draw:textarea-vertical-align="middle" draw:auto-grow-height="false" fo:min-height="0.104cm" fo:min-width="0cm" loext:decorative="false"/>
    </style:style>
    <style:style style:name="gr8" style:family="graphic" style:parent-style-name="standard">
      <style:graphic-properties draw:stroke="none" draw:fill="solid" draw:fill-color="#ffde59" draw:textarea-horizontal-align="justify" draw:textarea-vertical-align="middle" draw:auto-grow-height="false" fo:min-height="0.104cm" fo:min-width="0cm" loext:decorative="false"/>
    </style:style>
    <style:style style:name="gr9" style:family="graphic" style:parent-style-name="standard">
      <style:graphic-properties draw:stroke="none" draw:fill-color="#77bc65" draw:textarea-horizontal-align="justify" draw:textarea-vertical-align="middle" draw:auto-grow-height="false" fo:min-height="0.104cm" fo:min-width="0cm" loext:decorative="false"/>
    </style:style>
    <style:style style:name="gr10" style:family="graphic" style:parent-style-name="standard">
      <style:graphic-properties draw:stroke="none" svg:stroke-color="#000000" draw:fill="none" draw:fill-color="#ffffff" fo:min-height="0.357cm" loext:decorative="false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3.55cm" fo:min-width="24.5cm" loext:decorative="false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2.75cm" fo:min-width="24.5cm" loext:decorative="false"/>
    </style:style>
    <style:style style:name="gr13" style:family="graphic" style:parent-style-name="standard">
      <style:graphic-properties svg:stroke-color="#000000" draw:fill-color="#b2b2b2" draw:textarea-horizontal-align="justify" draw:textarea-vertical-align="middle" draw:auto-grow-height="false" fo:min-height="0.776cm" fo:min-width="0.526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0000" draw:fill-color="#b2b2b2" draw:textarea-horizontal-align="justify" draw:textarea-vertical-align="middle" draw:auto-grow-height="false" fo:min-height="1.306cm" fo:min-width="1.056cm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000000" draw:fill-color="#b2b2b2" draw:textarea-horizontal-align="justify" draw:textarea-vertical-align="middle" draw:auto-grow-height="false" fo:min-height="0cm" fo:min-width="0cm" loext:decorative="false"/>
    </style:style>
    <style:style style:name="gr16" style:family="graphic" style:parent-style-name="standard">
      <style:graphic-properties draw:stroke="none" svg:stroke-color="#000000" draw:fill="none" draw:fill-color="#ffffff" fo:min-height="1.423cm" loext:decorative="false"/>
      <style:paragraph-properties style:writing-mode="lr-tb"/>
    </style:style>
    <style:style style:name="gr17" style:family="graphic" style:parent-style-name="standard">
      <style:graphic-properties draw:fill-color="#ff3838" draw:textarea-horizontal-align="justify" draw:textarea-vertical-align="middle" draw:auto-grow-height="false" fo:min-height="1.35cm" fo:min-width="1.7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5eb91e" draw:textarea-horizontal-align="justify" draw:textarea-vertical-align="middle" draw:auto-grow-height="false" fo:min-height="1.49cm" fo:min-width="1.24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vertical-align="bottom" fo:min-height="0.712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vertical-align="bottom" fo:min-height="0.552cm" loext:decorative="false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3838"/>
      <style:paragraph-properties fo:text-align="center"/>
    </style:style>
    <style:style style:name="P6" style:family="paragraph">
      <loext:graphic-properties draw:fill="solid" draw:fill-color="#ff3838"/>
      <style:paragraph-properties fo:text-align="center"/>
    </style:style>
    <style:style style:name="P7" style:family="paragraph">
      <loext:graphic-properties draw:fill="solid" draw:fill-color="#ffde59"/>
      <style:paragraph-properties fo:text-align="center"/>
    </style:style>
    <style:style style:name="P8" style:family="paragraph">
      <loext:graphic-properties draw:fill-color="#77bc65"/>
      <style:paragraph-properties fo:text-align="center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font-size="9pt" style:font-size-asian="9pt" style:font-size-complex="9pt"/>
    </style:style>
    <style:style style:name="P11" style:family="paragraph">
      <loext:graphic-properties draw:fill-color="#b2b2b2"/>
      <style:paragraph-properties fo:text-align="center" style:writing-mode="lr-tb"/>
    </style:style>
    <style:style style:name="P12" style:family="paragraph">
      <loext:graphic-properties draw:fill-color="#b2b2b2"/>
      <style:paragraph-properties fo:text-align="center"/>
    </style:style>
    <style:style style:name="P13" style:family="paragraph">
      <loext:graphic-properties draw:fill-color="#ff3838"/>
      <style:paragraph-properties fo:text-align="center" style:writing-mode="lr-tb"/>
    </style:style>
    <style:style style:name="P14" style:family="paragraph">
      <loext:graphic-properties draw:fill-color="#5eb91e"/>
      <style:paragraph-properties fo:text-align="center" style:writing-mode="lr-tb"/>
    </style:style>
    <style:style style:name="P15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ize="16pt" fo:language="en" fo:country="US" style:font-size-asian="16pt" style:font-size-complex="16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language="pl" fo:country="PL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cm" svg:height="1cm" svg:x="7.27cm" svg:y="17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2" draw:layer="layout" svg:x1="7.77cm" svg:y1="17.32cm" svg:x2="7.77cm" svg:y2="17.67cm">
            <text:p/>
          </draw:line>
          <draw:line draw:style-name="gr4" draw:text-style-name="P2" draw:layer="layout" svg:x1="7.17cm" svg:y1="18.421cm" svg:x2="7.347cm" svg:y2="18.244cm">
            <text:p/>
          </draw:line>
          <draw:line draw:style-name="gr4" draw:text-style-name="P2" draw:layer="layout" svg:x1="8.194cm" svg:y1="18.244cm" svg:x2="8.371cm" svg:y2="18.421cm">
            <text:p/>
          </draw:line>
          <draw:line draw:style-name="gr4" draw:text-style-name="P2" draw:layer="layout" svg:x1="6.92cm" svg:y1="17.82cm" svg:x2="7.17cm" svg:y2="17.82cm">
            <text:p/>
          </draw:line>
          <draw:line draw:style-name="gr4" draw:text-style-name="P2" draw:layer="layout" svg:x1="7.77cm" svg:y1="17.22cm" svg:x2="7.77cm" svg:y2="16.97cm">
            <text:p/>
          </draw:line>
          <draw:line draw:style-name="gr4" draw:text-style-name="P2" draw:layer="layout" svg:x1="8.194cm" svg:y1="17.397cm" svg:x2="8.371cm" svg:y2="17.22cm">
            <text:p/>
          </draw:line>
          <draw:line draw:style-name="gr4" draw:text-style-name="P2" draw:layer="layout" svg:x1="7.17cm" svg:y1="17.22cm" svg:x2="7.347cm" svg:y2="17.397cm">
            <text:p/>
          </draw:line>
          <draw:line draw:style-name="gr4" draw:text-style-name="P2" draw:layer="layout" svg:x1="8.37cm" svg:y1="17.82cm" svg:x2="8.62cm" svg:y2="17.82cm">
            <text:p/>
          </draw:line>
        </draw:g>
        <draw:g draw:style-name="gr1">
          <draw:g draw:style-name="gr1">
            <draw:custom-shape draw:style-name="gr2" draw:text-style-name="P1" draw:layer="layout" svg:width="1cm" svg:height="1cm" svg:x="2.27cm" svg:y="3.4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2" draw:layer="layout" svg:x1="2.77cm" svg:y1="3.458cm" svg:x2="2.77cm" svg:y2="3.808cm">
              <text:p/>
            </draw:line>
            <draw:line draw:style-name="gr4" draw:text-style-name="P2" draw:layer="layout" svg:x1="2.17cm" svg:y1="4.559cm" svg:x2="2.347cm" svg:y2="4.382cm">
              <text:p/>
            </draw:line>
            <draw:line draw:style-name="gr4" draw:text-style-name="P2" draw:layer="layout" svg:x1="3.194cm" svg:y1="4.382cm" svg:x2="3.371cm" svg:y2="4.559cm">
              <text:p/>
            </draw:line>
            <draw:line draw:style-name="gr4" draw:text-style-name="P2" draw:layer="layout" svg:x1="1.92cm" svg:y1="3.958cm" svg:x2="2.17cm" svg:y2="3.958cm">
              <text:p/>
            </draw:line>
            <draw:line draw:style-name="gr4" draw:text-style-name="P2" draw:layer="layout" svg:x1="2.77cm" svg:y1="3.358cm" svg:x2="2.77cm" svg:y2="3.108cm">
              <text:p/>
            </draw:line>
            <draw:line draw:style-name="gr4" draw:text-style-name="P2" draw:layer="layout" svg:x1="3.194cm" svg:y1="3.535cm" svg:x2="3.371cm" svg:y2="3.358cm">
              <text:p/>
            </draw:line>
            <draw:line draw:style-name="gr4" draw:text-style-name="P2" draw:layer="layout" svg:x1="2.17cm" svg:y1="3.358cm" svg:x2="2.347cm" svg:y2="3.535cm">
              <text:p/>
            </draw:line>
            <draw:line draw:style-name="gr4" draw:text-style-name="P2" draw:layer="layout" svg:x1="3.37cm" svg:y1="3.958cm" svg:x2="3.62cm" svg:y2="3.958cm">
              <text:p/>
            </draw:line>
          </draw:g>
          <draw:frame draw:style-name="gr5" draw:text-style-name="P4" draw:layer="layout" svg:width="3cm" svg:height="0.962cm" svg:x="1.27cm" svg:y="4.708cm">
            <draw:text-box>
              <text:p text:style-name="P3"><text:span text:style-name="T1">Mic Gain</text:span></text:p>
            </draw:text-box>
          </draw:frame>
        </draw:g>
        <draw:g draw:style-name="gr1">
          <draw:g draw:style-name="gr1">
            <draw:custom-shape draw:style-name="gr2" draw:text-style-name="P1" draw:layer="layout" svg:width="1cm" svg:height="1cm" svg:x="4.781cm" svg:y="10.5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2" draw:layer="layout" svg:x1="5.281cm" svg:y1="10.558cm" svg:x2="5.281cm" svg:y2="10.908cm">
              <text:p/>
            </draw:line>
            <draw:line draw:style-name="gr4" draw:text-style-name="P2" draw:layer="layout" svg:x1="4.681cm" svg:y1="11.659cm" svg:x2="4.858cm" svg:y2="11.482cm">
              <text:p/>
            </draw:line>
            <draw:line draw:style-name="gr4" draw:text-style-name="P2" draw:layer="layout" svg:x1="5.705cm" svg:y1="11.482cm" svg:x2="5.882cm" svg:y2="11.659cm">
              <text:p/>
            </draw:line>
            <draw:line draw:style-name="gr4" draw:text-style-name="P2" draw:layer="layout" svg:x1="4.431cm" svg:y1="11.058cm" svg:x2="4.681cm" svg:y2="11.058cm">
              <text:p/>
            </draw:line>
            <draw:line draw:style-name="gr4" draw:text-style-name="P2" draw:layer="layout" svg:x1="5.281cm" svg:y1="10.458cm" svg:x2="5.281cm" svg:y2="10.208cm">
              <text:p/>
            </draw:line>
            <draw:line draw:style-name="gr4" draw:text-style-name="P2" draw:layer="layout" svg:x1="5.705cm" svg:y1="10.635cm" svg:x2="5.882cm" svg:y2="10.458cm">
              <text:p/>
            </draw:line>
            <draw:line draw:style-name="gr4" draw:text-style-name="P2" draw:layer="layout" svg:x1="4.681cm" svg:y1="10.458cm" svg:x2="4.858cm" svg:y2="10.635cm">
              <text:p/>
            </draw:line>
            <draw:line draw:style-name="gr4" draw:text-style-name="P2" draw:layer="layout" svg:x1="5.881cm" svg:y1="11.058cm" svg:x2="6.131cm" svg:y2="11.058cm">
              <text:p/>
            </draw:line>
          </draw:g>
          <draw:frame draw:style-name="gr5" draw:text-style-name="P4" draw:layer="layout" svg:width="3cm" svg:height="0.962cm" svg:x="3.781cm" svg:y="11.808cm">
            <draw:text-box>
              <text:p text:style-name="P3"><text:span text:style-name="T1">S</text:span><text:span text:style-name="T1">e</text:span><text:span text:style-name="T1">l</text:span><text:span text:style-name="T1">f</text:span></text:p>
            </draw:text-box>
          </draw:frame>
        </draw:g>
        <draw:frame draw:style-name="gr5" draw:text-style-name="P4" draw:layer="layout" svg:width="8cm" svg:height="0.962cm" svg:x="1.27cm" svg:y="1.47cm">
          <draw:text-box>
            <text:p text:style-name="P3">Channel 1</text:p>
          </draw:text-box>
        </draw:frame>
        <draw:g draw:style-name="gr1">
          <draw:custom-shape draw:style-name="gr6" draw:text-style-name="P5" draw:layer="layout" svg:width="0.5cm" svg:height="0.5cm" svg:x="5.07cm" svg:y="3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0.5cm" svg:height="0.5cm" svg:x="5.07cm" svg:y="3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5cm" svg:height="0.5cm" svg:x="5.07cm" svg:y="7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5cm" svg:height="0.5cm" svg:x="5.07cm" svg:y="7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layout" svg:width="0.5cm" svg:height="0.5cm" svg:x="5.07cm" svg:y="4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0.5cm" svg:height="0.5cm" svg:x="5.07cm" svg:y="4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layout" svg:width="0.5cm" svg:height="0.5cm" svg:x="5.07cm" svg:y="5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layout" svg:width="0.5cm" svg:height="0.5cm" svg:x="5.07cm" svg:y="5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5cm" svg:height="0.5cm" svg:x="5.07cm" svg:y="8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5cm" svg:height="0.5cm" svg:x="5.07cm" svg:y="8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5cm" svg:height="0.5cm" svg:x="5.07cm" svg:y="6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5cm" svg:height="0.5cm" svg:x="5.07cm" svg:y="6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0" draw:layer="layout" svg:width="1.8cm" svg:height="0.607cm" svg:x="5.47cm" svg:y="3.063cm">
            <draw:text-box>
              <text:p text:style-name="P9"><text:span text:style-name="T2">+12 dBu</text:span></text:p>
            </draw:text-box>
          </draw:frame>
          <draw:frame draw:style-name="gr10" draw:text-style-name="P10" draw:layer="layout" svg:width="1.8cm" svg:height="0.607cm" svg:x="5.47cm" svg:y="3.606cm">
            <draw:text-box>
              <text:p text:style-name="P9"><text:span text:style-name="T2">+8 dBu</text:span></text:p>
            </draw:text-box>
          </draw:frame>
          <draw:frame draw:style-name="gr10" draw:text-style-name="P10" draw:layer="layout" svg:width="1.8cm" svg:height="0.607cm" svg:x="5.47cm" svg:y="4.113cm">
            <draw:text-box>
              <text:p text:style-name="P9"><text:span text:style-name="T2">+4 dBu</text:span></text:p>
            </draw:text-box>
          </draw:frame>
          <draw:frame draw:style-name="gr10" draw:text-style-name="P10" draw:layer="layout" svg:width="1.8cm" svg:height="0.607cm" svg:x="5.47cm" svg:y="4.613cm">
            <draw:text-box>
              <text:p text:style-name="P9"><text:span text:style-name="T2"><text:s text:c="2"/>0 dBu</text:span></text:p>
            </draw:text-box>
          </draw:frame>
          <draw:frame draw:style-name="gr10" draw:text-style-name="P10" draw:layer="layout" svg:width="1.8cm" svg:height="0.607cm" svg:x="5.47cm" svg:y="5.113cm">
            <draw:text-box>
              <text:p text:style-name="P9"><text:span text:style-name="T2">-4 dBu</text:span></text:p>
            </draw:text-box>
          </draw:frame>
          <draw:frame draw:style-name="gr10" draw:text-style-name="P10" draw:layer="layout" svg:width="1.8cm" svg:height="0.607cm" svg:x="5.47cm" svg:y="5.613cm">
            <draw:text-box>
              <text:p text:style-name="P9"><text:span text:style-name="T2">-8 dBu</text:span></text:p>
            </draw:text-box>
          </draw:frame>
          <draw:frame draw:style-name="gr10" draw:text-style-name="P10" draw:layer="layout" svg:width="1.8cm" svg:height="0.607cm" svg:x="5.47cm" svg:y="6.113cm">
            <draw:text-box>
              <text:p text:style-name="P9"><text:span text:style-name="T2">-12 dBu</text:span></text:p>
            </draw:text-box>
          </draw:frame>
          <draw:frame draw:style-name="gr10" draw:text-style-name="P10" draw:layer="layout" svg:width="1.8cm" svg:height="0.607cm" svg:x="5.47cm" svg:y="6.613cm">
            <draw:text-box>
              <text:p text:style-name="P9"><text:span text:style-name="T2">-16 dBu</text:span></text:p>
            </draw:text-box>
          </draw:frame>
          <draw:frame draw:style-name="gr10" draw:text-style-name="P10" draw:layer="layout" svg:width="1.8cm" svg:height="0.607cm" svg:x="5.47cm" svg:y="7.113cm">
            <draw:text-box>
              <text:p text:style-name="P9"><text:span text:style-name="T2">-20 dBu</text:span></text:p>
            </draw:text-box>
          </draw:frame>
          <draw:frame draw:style-name="gr10" draw:text-style-name="P10" draw:layer="layout" svg:width="1.8cm" svg:height="0.607cm" svg:x="5.47cm" svg:y="7.613cm">
            <draw:text-box>
              <text:p text:style-name="P9"><text:span text:style-name="T2">-</text:span><text:span text:style-name="T2">2</text:span><text:span text:style-name="T2">4 </text:span><text:span text:style-name="T2">d</text:span><text:span text:style-name="T2">B</text:span><text:span text:style-name="T2">u</text:span></text:p>
            </draw:text-box>
          </draw:frame>
          <draw:frame draw:style-name="gr10" draw:text-style-name="P10" draw:layer="layout" svg:width="1.8cm" svg:height="0.607cm" svg:x="5.47cm" svg:y="8.113cm">
            <draw:text-box>
              <text:p text:style-name="P9"><text:span text:style-name="T2">-</text:span><text:span text:style-name="T2">2</text:span><text:span text:style-name="T2">8 </text:span><text:span text:style-name="T2">d</text:span><text:span text:style-name="T2">B</text:span><text:span text:style-name="T2">u</text:span></text:p>
            </draw:text-box>
          </draw:frame>
          <draw:frame draw:style-name="gr10" draw:text-style-name="P10" draw:layer="layout" svg:width="1.8cm" svg:height="0.607cm" svg:x="5.47cm" svg:y="8.613cm">
            <draw:text-box>
              <text:p text:style-name="P9"><text:span text:style-name="T2">-</text:span><text:span text:style-name="T2">3</text:span><text:span text:style-name="T2">2 </text:span><text:span text:style-name="T2">d</text:span><text:span text:style-name="T2">B</text:span><text:span text:style-name="T2">u</text:span></text:p>
            </draw:text-box>
          </draw:frame>
        </draw:g>
        <draw:g draw:style-name="gr1">
          <draw:g draw:style-name="gr1">
            <draw:custom-shape draw:style-name="gr2" draw:text-style-name="P1" draw:layer="layout" svg:width="1cm" svg:height="1cm" svg:x="2.281cm" svg:y="10.5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2" draw:layer="layout" svg:x1="2.781cm" svg:y1="10.558cm" svg:x2="2.781cm" svg:y2="10.908cm">
              <text:p/>
            </draw:line>
            <draw:line draw:style-name="gr4" draw:text-style-name="P2" draw:layer="layout" svg:x1="2.181cm" svg:y1="11.659cm" svg:x2="2.358cm" svg:y2="11.482cm">
              <text:p/>
            </draw:line>
            <draw:line draw:style-name="gr4" draw:text-style-name="P2" draw:layer="layout" svg:x1="3.205cm" svg:y1="11.482cm" svg:x2="3.382cm" svg:y2="11.659cm">
              <text:p/>
            </draw:line>
            <draw:line draw:style-name="gr4" draw:text-style-name="P2" draw:layer="layout" svg:x1="1.931cm" svg:y1="11.058cm" svg:x2="2.181cm" svg:y2="11.058cm">
              <text:p/>
            </draw:line>
            <draw:line draw:style-name="gr4" draw:text-style-name="P2" draw:layer="layout" svg:x1="2.781cm" svg:y1="10.458cm" svg:x2="2.781cm" svg:y2="10.208cm">
              <text:p/>
            </draw:line>
            <draw:line draw:style-name="gr4" draw:text-style-name="P2" draw:layer="layout" svg:x1="3.205cm" svg:y1="10.635cm" svg:x2="3.382cm" svg:y2="10.458cm">
              <text:p/>
            </draw:line>
            <draw:line draw:style-name="gr4" draw:text-style-name="P2" draw:layer="layout" svg:x1="2.181cm" svg:y1="10.458cm" svg:x2="2.358cm" svg:y2="10.635cm">
              <text:p/>
            </draw:line>
            <draw:line draw:style-name="gr4" draw:text-style-name="P2" draw:layer="layout" svg:x1="3.381cm" svg:y1="11.058cm" svg:x2="3.631cm" svg:y2="11.058cm">
              <text:p/>
            </draw:line>
          </draw:g>
          <draw:frame draw:style-name="gr5" draw:text-style-name="P4" draw:layer="layout" svg:width="3cm" svg:height="0.962cm" svg:x="1.281cm" svg:y="11.808cm">
            <draw:text-box>
              <text:p text:style-name="P3"><text:span text:style-name="T1">S</text:span><text:span text:style-name="T1">t</text:span><text:span text:style-name="T1">a</text:span><text:span text:style-name="T1">g</text:span><text:span text:style-name="T1">e</text:span></text:p>
            </draw:text-box>
          </draw:frame>
        </draw:g>
        <draw:g draw:style-name="gr1">
          <draw:g draw:style-name="gr1">
            <draw:custom-shape draw:style-name="gr2" draw:text-style-name="P1" draw:layer="layout" svg:width="1cm" svg:height="1cm" svg:x="7.281cm" svg:y="10.5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2" draw:layer="layout" svg:x1="7.781cm" svg:y1="10.558cm" svg:x2="7.781cm" svg:y2="10.908cm">
              <text:p/>
            </draw:line>
            <draw:line draw:style-name="gr4" draw:text-style-name="P2" draw:layer="layout" svg:x1="7.181cm" svg:y1="11.659cm" svg:x2="7.358cm" svg:y2="11.482cm">
              <text:p/>
            </draw:line>
            <draw:line draw:style-name="gr4" draw:text-style-name="P2" draw:layer="layout" svg:x1="8.205cm" svg:y1="11.482cm" svg:x2="8.382cm" svg:y2="11.659cm">
              <text:p/>
            </draw:line>
            <draw:line draw:style-name="gr4" draw:text-style-name="P2" draw:layer="layout" svg:x1="6.931cm" svg:y1="11.058cm" svg:x2="7.181cm" svg:y2="11.058cm">
              <text:p/>
            </draw:line>
            <draw:line draw:style-name="gr4" draw:text-style-name="P2" draw:layer="layout" svg:x1="7.781cm" svg:y1="10.458cm" svg:x2="7.781cm" svg:y2="10.208cm">
              <text:p/>
            </draw:line>
            <draw:line draw:style-name="gr4" draw:text-style-name="P2" draw:layer="layout" svg:x1="8.205cm" svg:y1="10.635cm" svg:x2="8.382cm" svg:y2="10.458cm">
              <text:p/>
            </draw:line>
            <draw:line draw:style-name="gr4" draw:text-style-name="P2" draw:layer="layout" svg:x1="7.181cm" svg:y1="10.458cm" svg:x2="7.358cm" svg:y2="10.635cm">
              <text:p/>
            </draw:line>
            <draw:line draw:style-name="gr4" draw:text-style-name="P2" draw:layer="layout" svg:x1="8.381cm" svg:y1="11.058cm" svg:x2="8.631cm" svg:y2="11.058cm">
              <text:p/>
            </draw:line>
          </draw:g>
          <draw:frame draw:style-name="gr5" draw:text-style-name="P4" draw:layer="layout" svg:width="3cm" svg:height="0.962cm" svg:x="6.281cm" svg:y="11.808cm">
            <draw:text-box>
              <text:p text:style-name="P3"><text:span text:style-name="T1">O</text:span><text:span text:style-name="T1">t</text:span><text:span text:style-name="T1">h</text:span><text:span text:style-name="T1">e</text:span><text:span text:style-name="T1">r</text:span><text:span text:style-name="T1">s</text:span></text:p>
            </draw:text-box>
          </draw:frame>
        </draw:g>
        <draw:custom-shape draw:style-name="gr11" draw:text-style-name="P2" draw:layer="layout" svg:width="25cm" svg:height="13.8cm" svg:x="1.27cm" svg:y="1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5cm" svg:height="3cm" svg:x="1.27cm" svg:y="16.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45cm" svg:height="1.45cm" svg:x="4.87cm" svg:y="17.07cm">
          <text:p text:style-name="P3"><text:span text:style-name="T3">6</text:span><text:span text:style-name="T3">.</text:span><text:span text:style-name="T3">3</text:span><text:span text:style-name="T3">m</text:span><text:span text:style-name="T3">m</text:span></text:p>
          <text:p text:style-name="P3"><text:span text:style-name="T3">J</text:span><text:span text:style-name="T3">a</text:span><text:span text:style-name="T3">c</text:span><text:span text:style-name="T3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14" draw:text-style-name="P11" draw:layer="layout" svg:width="2.2cm" svg:height="2.2cm" svg:x="1.92cm" svg:y="16.66cm">
            <text:p text:style-name="P3">XL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2" draw:layer="layout" svg:width="0.32cm" svg:height="0.32cm" svg:x="1.87cm" svg:y="1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2" draw:layer="layout" svg:width="0.32cm" svg:height="0.32cm" svg:x="3.85cm" svg:y="16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4" draw:layer="layout" svg:width="3cm" svg:height="0.962cm" draw:transform="rotate (1.5707963267949) translate (26.328cm 19.27cm)">
          <draw:text-box>
            <text:p text:style-name="P3"><text:span text:style-name="T4">Front</text:span></text:p>
          </draw:text-box>
        </draw:frame>
        <draw:frame draw:style-name="gr16" draw:text-style-name="P4" draw:layer="layout" svg:width="13.75cm" svg:height="1.673cm" draw:transform="rotate (1.5707963267949) translate (26.308cm 15.02cm)">
          <draw:text-box>
            <text:p text:style-name="P3"><text:span text:style-name="T4">T</text:span><text:span text:style-name="T4">o</text:span><text:span text:style-name="T4">p</text:span></text:p>
            <text:p text:style-name="P3"><text:span text:style-name="T4"/></text:p>
          </draw:text-box>
        </draw:frame>
        <draw:custom-shape draw:style-name="gr17" draw:text-style-name="P13" draw:layer="layout" svg:width="2.2cm" svg:height="1.6cm" svg:x="4.22cm" svg:y="12.92cm">
          <text:p text:style-name="P3">Mute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74cm" svg:height="1.74cm" svg:x="1.92cm" svg:y="5.97cm">
          <text:p text:style-name="P3">On</text:p>
          <text:p text:style-name="P3">Air</text:p>
          <draw:enhanced-geometry svg:viewBox="0 0 21600 21600" draw:type="rectangle" draw:enhanced-path="M 0 0 L 21600 0 21600 21600 0 21600 0 0 Z N"/>
        </draw:custom-shape>
        <draw:frame draw:style-name="gr19" draw:text-style-name="P15" draw:layer="layout" svg:width="8cm" svg:height="0.962cm" svg:x="1.27cm" svg:y="9.308cm">
          <draw:text-box>
            <text:p text:style-name="P3"><text:span text:style-name="T5">H</text:span><text:span text:style-name="T5">e</text:span><text:span text:style-name="T5">a</text:span><text:span text:style-name="T5">d</text:span><text:span text:style-name="T5">p</text:span><text:span text:style-name="T5">h</text:span><text:span text:style-name="T5">o</text:span><text:span text:style-name="T5">n</text:span><text:span text:style-name="T5">e</text:span><text:span text:style-name="T5"> </text:span><text:span text:style-name="T5">M</text:span><text:span text:style-name="T5">i</text:span><text:span text:style-name="T5">x</text:span></text:p>
          </draw:text-box>
        </draw:frame>
        <draw:frame draw:style-name="gr20" draw:text-style-name="P15" draw:layer="layout" svg:width="5cm" svg:height="0.806cm" svg:x="4.27cm" svg:y="18.464cm">
          <draw:text-box>
            <text:p text:style-name="P3"><text:span text:style-name="T5">Headphone Volume</text:span></text:p>
          </draw:text-box>
        </draw:frame>
        <draw:g draw:style-name="gr1">
          <draw:custom-shape draw:style-name="gr2" draw:text-style-name="P1" draw:layer="layout" svg:width="1cm" svg:height="1cm" svg:x="24.259cm" svg:y="17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2" draw:layer="layout" svg:x1="24.759cm" svg:y1="17.32cm" svg:x2="24.759cm" svg:y2="17.67cm">
            <text:p/>
          </draw:line>
          <draw:line draw:style-name="gr4" draw:text-style-name="P2" draw:layer="layout" svg:x1="24.159cm" svg:y1="18.421cm" svg:x2="24.336cm" svg:y2="18.244cm">
            <text:p/>
          </draw:line>
          <draw:line draw:style-name="gr4" draw:text-style-name="P2" draw:layer="layout" svg:x1="25.183cm" svg:y1="18.244cm" svg:x2="25.36cm" svg:y2="18.421cm">
            <text:p/>
          </draw:line>
          <draw:line draw:style-name="gr4" draw:text-style-name="P2" draw:layer="layout" svg:x1="23.909cm" svg:y1="17.82cm" svg:x2="24.159cm" svg:y2="17.82cm">
            <text:p/>
          </draw:line>
          <draw:line draw:style-name="gr4" draw:text-style-name="P2" draw:layer="layout" svg:x1="24.759cm" svg:y1="17.22cm" svg:x2="24.759cm" svg:y2="16.97cm">
            <text:p/>
          </draw:line>
          <draw:line draw:style-name="gr4" draw:text-style-name="P2" draw:layer="layout" svg:x1="25.183cm" svg:y1="17.397cm" svg:x2="25.36cm" svg:y2="17.22cm">
            <text:p/>
          </draw:line>
          <draw:line draw:style-name="gr4" draw:text-style-name="P2" draw:layer="layout" svg:x1="24.159cm" svg:y1="17.22cm" svg:x2="24.336cm" svg:y2="17.397cm">
            <text:p/>
          </draw:line>
          <draw:line draw:style-name="gr4" draw:text-style-name="P2" draw:layer="layout" svg:x1="25.359cm" svg:y1="17.82cm" svg:x2="25.609cm" svg:y2="17.82cm">
            <text:p/>
          </draw:line>
        </draw:g>
        <draw:g draw:style-name="gr1">
          <draw:g draw:style-name="gr1">
            <draw:custom-shape draw:style-name="gr2" draw:text-style-name="P1" draw:layer="layout" svg:width="1cm" svg:height="1cm" svg:x="19.259cm" svg:y="3.4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2" draw:layer="layout" svg:x1="19.759cm" svg:y1="3.458cm" svg:x2="19.759cm" svg:y2="3.808cm">
              <text:p/>
            </draw:line>
            <draw:line draw:style-name="gr4" draw:text-style-name="P2" draw:layer="layout" svg:x1="19.159cm" svg:y1="4.559cm" svg:x2="19.336cm" svg:y2="4.382cm">
              <text:p/>
            </draw:line>
            <draw:line draw:style-name="gr4" draw:text-style-name="P2" draw:layer="layout" svg:x1="20.183cm" svg:y1="4.382cm" svg:x2="20.36cm" svg:y2="4.559cm">
              <text:p/>
            </draw:line>
            <draw:line draw:style-name="gr4" draw:text-style-name="P2" draw:layer="layout" svg:x1="18.909cm" svg:y1="3.958cm" svg:x2="19.159cm" svg:y2="3.958cm">
              <text:p/>
            </draw:line>
            <draw:line draw:style-name="gr4" draw:text-style-name="P2" draw:layer="layout" svg:x1="19.759cm" svg:y1="3.358cm" svg:x2="19.759cm" svg:y2="3.108cm">
              <text:p/>
            </draw:line>
            <draw:line draw:style-name="gr4" draw:text-style-name="P2" draw:layer="layout" svg:x1="20.183cm" svg:y1="3.535cm" svg:x2="20.36cm" svg:y2="3.358cm">
              <text:p/>
            </draw:line>
            <draw:line draw:style-name="gr4" draw:text-style-name="P2" draw:layer="layout" svg:x1="19.159cm" svg:y1="3.358cm" svg:x2="19.336cm" svg:y2="3.535cm">
              <text:p/>
            </draw:line>
            <draw:line draw:style-name="gr4" draw:text-style-name="P2" draw:layer="layout" svg:x1="20.359cm" svg:y1="3.958cm" svg:x2="20.609cm" svg:y2="3.958cm">
              <text:p/>
            </draw:line>
          </draw:g>
          <draw:frame draw:style-name="gr5" draw:text-style-name="P4" draw:layer="layout" svg:width="3cm" svg:height="0.962cm" svg:x="18.259cm" svg:y="4.708cm">
            <draw:text-box>
              <text:p text:style-name="P3"><text:span text:style-name="T1">M</text:span><text:span text:style-name="T1">i</text:span><text:span text:style-name="T1">c</text:span><text:span text:style-name="T1"> </text:span><text:span text:style-name="T1">G</text:span><text:span text:style-name="T1">a</text:span><text:span text:style-name="T1">i</text:span><text:span text:style-name="T1">n</text:span></text:p>
            </draw:text-box>
          </draw:frame>
        </draw:g>
        <draw:g draw:style-name="gr1">
          <draw:g draw:style-name="gr1">
            <draw:custom-shape draw:style-name="gr2" draw:text-style-name="P1" draw:layer="layout" svg:width="1cm" svg:height="1cm" svg:x="21.77cm" svg:y="10.5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2" draw:layer="layout" svg:x1="22.27cm" svg:y1="10.558cm" svg:x2="22.27cm" svg:y2="10.908cm">
              <text:p/>
            </draw:line>
            <draw:line draw:style-name="gr4" draw:text-style-name="P2" draw:layer="layout" svg:x1="21.67cm" svg:y1="11.659cm" svg:x2="21.847cm" svg:y2="11.482cm">
              <text:p/>
            </draw:line>
            <draw:line draw:style-name="gr4" draw:text-style-name="P2" draw:layer="layout" svg:x1="22.694cm" svg:y1="11.482cm" svg:x2="22.871cm" svg:y2="11.659cm">
              <text:p/>
            </draw:line>
            <draw:line draw:style-name="gr4" draw:text-style-name="P2" draw:layer="layout" svg:x1="21.42cm" svg:y1="11.058cm" svg:x2="21.67cm" svg:y2="11.058cm">
              <text:p/>
            </draw:line>
            <draw:line draw:style-name="gr4" draw:text-style-name="P2" draw:layer="layout" svg:x1="22.27cm" svg:y1="10.458cm" svg:x2="22.27cm" svg:y2="10.208cm">
              <text:p/>
            </draw:line>
            <draw:line draw:style-name="gr4" draw:text-style-name="P2" draw:layer="layout" svg:x1="22.694cm" svg:y1="10.635cm" svg:x2="22.871cm" svg:y2="10.458cm">
              <text:p/>
            </draw:line>
            <draw:line draw:style-name="gr4" draw:text-style-name="P2" draw:layer="layout" svg:x1="21.67cm" svg:y1="10.458cm" svg:x2="21.847cm" svg:y2="10.635cm">
              <text:p/>
            </draw:line>
            <draw:line draw:style-name="gr4" draw:text-style-name="P2" draw:layer="layout" svg:x1="22.87cm" svg:y1="11.058cm" svg:x2="23.12cm" svg:y2="11.058cm">
              <text:p/>
            </draw:line>
          </draw:g>
          <draw:frame draw:style-name="gr5" draw:text-style-name="P4" draw:layer="layout" svg:width="3cm" svg:height="0.962cm" svg:x="20.77cm" svg:y="11.808cm">
            <draw:text-box>
              <text:p text:style-name="P3"><text:span text:style-name="T1">Self</text:span></text:p>
            </draw:text-box>
          </draw:frame>
        </draw:g>
        <draw:frame draw:style-name="gr5" draw:text-style-name="P4" draw:layer="layout" svg:width="8cm" svg:height="0.962cm" svg:x="18.259cm" svg:y="1.47cm">
          <draw:text-box>
            <text:p text:style-name="P3">Channel 3</text:p>
          </draw:text-box>
        </draw:frame>
        <draw:g draw:style-name="gr1">
          <draw:custom-shape draw:style-name="gr6" draw:text-style-name="P5" draw:layer="layout" svg:width="0.5cm" svg:height="0.5cm" svg:x="22.059cm" svg:y="3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0.5cm" svg:height="0.5cm" svg:x="22.059cm" svg:y="3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5cm" svg:height="0.5cm" svg:x="22.059cm" svg:y="7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5cm" svg:height="0.5cm" svg:x="22.059cm" svg:y="7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layout" svg:width="0.5cm" svg:height="0.5cm" svg:x="22.059cm" svg:y="4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0.5cm" svg:height="0.5cm" svg:x="22.059cm" svg:y="4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layout" svg:width="0.5cm" svg:height="0.5cm" svg:x="22.059cm" svg:y="5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layout" svg:width="0.5cm" svg:height="0.5cm" svg:x="22.059cm" svg:y="5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5cm" svg:height="0.5cm" svg:x="22.059cm" svg:y="8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5cm" svg:height="0.5cm" svg:x="22.059cm" svg:y="8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5cm" svg:height="0.5cm" svg:x="22.059cm" svg:y="6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5cm" svg:height="0.5cm" svg:x="22.059cm" svg:y="6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0" draw:layer="layout" svg:width="1.8cm" svg:height="0.607cm" svg:x="22.459cm" svg:y="3.063cm">
            <draw:text-box>
              <text:p text:style-name="P9"><text:span text:style-name="T2">+12 dBu</text:span></text:p>
            </draw:text-box>
          </draw:frame>
          <draw:frame draw:style-name="gr10" draw:text-style-name="P10" draw:layer="layout" svg:width="1.8cm" svg:height="0.607cm" svg:x="22.459cm" svg:y="3.606cm">
            <draw:text-box>
              <text:p text:style-name="P9"><text:span text:style-name="T2">+8 dBu</text:span></text:p>
            </draw:text-box>
          </draw:frame>
          <draw:frame draw:style-name="gr10" draw:text-style-name="P10" draw:layer="layout" svg:width="1.8cm" svg:height="0.607cm" svg:x="22.459cm" svg:y="4.113cm">
            <draw:text-box>
              <text:p text:style-name="P9"><text:span text:style-name="T2">+4 dBu</text:span></text:p>
            </draw:text-box>
          </draw:frame>
          <draw:frame draw:style-name="gr10" draw:text-style-name="P10" draw:layer="layout" svg:width="1.8cm" svg:height="0.607cm" svg:x="22.459cm" svg:y="4.613cm">
            <draw:text-box>
              <text:p text:style-name="P9"><text:span text:style-name="T2"><text:s text:c="2"/></text:span><text:span text:style-name="T2">0 </text:span><text:span text:style-name="T2">d</text:span><text:span text:style-name="T2">B</text:span><text:span text:style-name="T2">u</text:span></text:p>
            </draw:text-box>
          </draw:frame>
          <draw:frame draw:style-name="gr10" draw:text-style-name="P10" draw:layer="layout" svg:width="1.8cm" svg:height="0.607cm" svg:x="22.459cm" svg:y="5.113cm">
            <draw:text-box>
              <text:p text:style-name="P9"><text:span text:style-name="T2">-</text:span><text:span text:style-name="T2">4 </text:span><text:span text:style-name="T2">d</text:span><text:span text:style-name="T2">B</text:span><text:span text:style-name="T2">u</text:span></text:p>
            </draw:text-box>
          </draw:frame>
          <draw:frame draw:style-name="gr10" draw:text-style-name="P10" draw:layer="layout" svg:width="1.8cm" svg:height="0.607cm" svg:x="22.459cm" svg:y="5.613cm">
            <draw:text-box>
              <text:p text:style-name="P9"><text:span text:style-name="T2">-</text:span><text:span text:style-name="T2">8 </text:span><text:span text:style-name="T2">d</text:span><text:span text:style-name="T2">B</text:span><text:span text:style-name="T2">u</text:span></text:p>
            </draw:text-box>
          </draw:frame>
          <draw:frame draw:style-name="gr10" draw:text-style-name="P10" draw:layer="layout" svg:width="1.8cm" svg:height="0.607cm" svg:x="22.459cm" svg:y="6.113cm">
            <draw:text-box>
              <text:p text:style-name="P9"><text:span text:style-name="T2">-</text:span><text:span text:style-name="T2">1</text:span><text:span text:style-name="T2">2 </text:span><text:span text:style-name="T2">d</text:span><text:span text:style-name="T2">B</text:span><text:span text:style-name="T2">u</text:span></text:p>
            </draw:text-box>
          </draw:frame>
          <draw:frame draw:style-name="gr10" draw:text-style-name="P10" draw:layer="layout" svg:width="1.8cm" svg:height="0.607cm" svg:x="22.459cm" svg:y="6.613cm">
            <draw:text-box>
              <text:p text:style-name="P9"><text:span text:style-name="T2">-</text:span><text:span text:style-name="T2">1</text:span><text:span text:style-name="T2">6 </text:span><text:span text:style-name="T2">d</text:span><text:span text:style-name="T2">B</text:span><text:span text:style-name="T2">u</text:span></text:p>
            </draw:text-box>
          </draw:frame>
          <draw:frame draw:style-name="gr10" draw:text-style-name="P10" draw:layer="layout" svg:width="1.8cm" svg:height="0.607cm" svg:x="22.459cm" svg:y="7.113cm">
            <draw:text-box>
              <text:p text:style-name="P9"><text:span text:style-name="T2">-</text:span><text:span text:style-name="T2">2</text:span><text:span text:style-name="T2">0</text:span><text:span text:style-name="T2"> </text:span><text:span text:style-name="T2">d</text:span><text:span text:style-name="T2">B</text:span><text:span text:style-name="T2">u</text:span></text:p>
            </draw:text-box>
          </draw:frame>
          <draw:frame draw:style-name="gr10" draw:text-style-name="P10" draw:layer="layout" svg:width="1.8cm" svg:height="0.607cm" svg:x="22.459cm" svg:y="7.613cm">
            <draw:text-box>
              <text:p text:style-name="P9"><text:span text:style-name="T2">-24 </text:span><text:span text:style-name="T2">dBu</text:span></text:p>
            </draw:text-box>
          </draw:frame>
          <draw:frame draw:style-name="gr10" draw:text-style-name="P10" draw:layer="layout" svg:width="1.8cm" svg:height="0.607cm" svg:x="22.459cm" svg:y="8.113cm">
            <draw:text-box>
              <text:p text:style-name="P9"><text:span text:style-name="T2">-</text:span><text:span text:style-name="T2">2</text:span><text:span text:style-name="T2">8 </text:span><text:span text:style-name="T2">d</text:span><text:span text:style-name="T2">B</text:span><text:span text:style-name="T2">u</text:span></text:p>
            </draw:text-box>
          </draw:frame>
          <draw:frame draw:style-name="gr10" draw:text-style-name="P10" draw:layer="layout" svg:width="1.8cm" svg:height="0.607cm" svg:x="22.459cm" svg:y="8.613cm">
            <draw:text-box>
              <text:p text:style-name="P9"><text:span text:style-name="T2">-</text:span><text:span text:style-name="T2">3</text:span><text:span text:style-name="T2">2 </text:span><text:span text:style-name="T2">d</text:span><text:span text:style-name="T2">B</text:span><text:span text:style-name="T2">u</text:span></text:p>
            </draw:text-box>
          </draw:frame>
        </draw:g>
        <draw:g draw:style-name="gr1">
          <draw:g draw:style-name="gr1">
            <draw:custom-shape draw:style-name="gr2" draw:text-style-name="P1" draw:layer="layout" svg:width="1cm" svg:height="1cm" svg:x="19.27cm" svg:y="10.5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2" draw:layer="layout" svg:x1="19.77cm" svg:y1="10.558cm" svg:x2="19.77cm" svg:y2="10.908cm">
              <text:p/>
            </draw:line>
            <draw:line draw:style-name="gr4" draw:text-style-name="P2" draw:layer="layout" svg:x1="19.17cm" svg:y1="11.659cm" svg:x2="19.347cm" svg:y2="11.482cm">
              <text:p/>
            </draw:line>
            <draw:line draw:style-name="gr4" draw:text-style-name="P2" draw:layer="layout" svg:x1="20.194cm" svg:y1="11.482cm" svg:x2="20.371cm" svg:y2="11.659cm">
              <text:p/>
            </draw:line>
            <draw:line draw:style-name="gr4" draw:text-style-name="P2" draw:layer="layout" svg:x1="18.92cm" svg:y1="11.058cm" svg:x2="19.17cm" svg:y2="11.058cm">
              <text:p/>
            </draw:line>
            <draw:line draw:style-name="gr4" draw:text-style-name="P2" draw:layer="layout" svg:x1="19.77cm" svg:y1="10.458cm" svg:x2="19.77cm" svg:y2="10.208cm">
              <text:p/>
            </draw:line>
            <draw:line draw:style-name="gr4" draw:text-style-name="P2" draw:layer="layout" svg:x1="20.194cm" svg:y1="10.635cm" svg:x2="20.371cm" svg:y2="10.458cm">
              <text:p/>
            </draw:line>
            <draw:line draw:style-name="gr4" draw:text-style-name="P2" draw:layer="layout" svg:x1="19.17cm" svg:y1="10.458cm" svg:x2="19.347cm" svg:y2="10.635cm">
              <text:p/>
            </draw:line>
            <draw:line draw:style-name="gr4" draw:text-style-name="P2" draw:layer="layout" svg:x1="20.37cm" svg:y1="11.058cm" svg:x2="20.62cm" svg:y2="11.058cm">
              <text:p/>
            </draw:line>
          </draw:g>
          <draw:frame draw:style-name="gr5" draw:text-style-name="P4" draw:layer="layout" svg:width="3cm" svg:height="0.962cm" svg:x="18.27cm" svg:y="11.808cm">
            <draw:text-box>
              <text:p text:style-name="P3"><text:span text:style-name="T1">S</text:span><text:span text:style-name="T1">t</text:span><text:span text:style-name="T1">a</text:span><text:span text:style-name="T1">g</text:span><text:span text:style-name="T1">e</text:span></text:p>
            </draw:text-box>
          </draw:frame>
        </draw:g>
        <draw:g draw:style-name="gr1">
          <draw:g draw:style-name="gr1">
            <draw:custom-shape draw:style-name="gr2" draw:text-style-name="P1" draw:layer="layout" svg:width="1cm" svg:height="1cm" svg:x="24.27cm" svg:y="10.5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2" draw:layer="layout" svg:x1="24.77cm" svg:y1="10.558cm" svg:x2="24.77cm" svg:y2="10.908cm">
              <text:p/>
            </draw:line>
            <draw:line draw:style-name="gr4" draw:text-style-name="P2" draw:layer="layout" svg:x1="24.17cm" svg:y1="11.659cm" svg:x2="24.347cm" svg:y2="11.482cm">
              <text:p/>
            </draw:line>
            <draw:line draw:style-name="gr4" draw:text-style-name="P2" draw:layer="layout" svg:x1="25.194cm" svg:y1="11.482cm" svg:x2="25.371cm" svg:y2="11.659cm">
              <text:p/>
            </draw:line>
            <draw:line draw:style-name="gr4" draw:text-style-name="P2" draw:layer="layout" svg:x1="23.92cm" svg:y1="11.058cm" svg:x2="24.17cm" svg:y2="11.058cm">
              <text:p/>
            </draw:line>
            <draw:line draw:style-name="gr4" draw:text-style-name="P2" draw:layer="layout" svg:x1="24.77cm" svg:y1="10.458cm" svg:x2="24.77cm" svg:y2="10.208cm">
              <text:p/>
            </draw:line>
            <draw:line draw:style-name="gr4" draw:text-style-name="P2" draw:layer="layout" svg:x1="25.194cm" svg:y1="10.635cm" svg:x2="25.371cm" svg:y2="10.458cm">
              <text:p/>
            </draw:line>
            <draw:line draw:style-name="gr4" draw:text-style-name="P2" draw:layer="layout" svg:x1="24.17cm" svg:y1="10.458cm" svg:x2="24.347cm" svg:y2="10.635cm">
              <text:p/>
            </draw:line>
            <draw:line draw:style-name="gr4" draw:text-style-name="P2" draw:layer="layout" svg:x1="25.37cm" svg:y1="11.058cm" svg:x2="25.62cm" svg:y2="11.058cm">
              <text:p/>
            </draw:line>
          </draw:g>
          <draw:frame draw:style-name="gr5" draw:text-style-name="P4" draw:layer="layout" svg:width="3cm" svg:height="0.962cm" svg:x="23.27cm" svg:y="11.808cm">
            <draw:text-box>
              <text:p text:style-name="P3"><text:span text:style-name="T1">O</text:span><text:span text:style-name="T1">t</text:span><text:span text:style-name="T1">h</text:span><text:span text:style-name="T1">e</text:span><text:span text:style-name="T1">r</text:span><text:span text:style-name="T1">s</text:span></text:p>
            </draw:text-box>
          </draw:frame>
        </draw:g>
        <draw:custom-shape draw:style-name="gr13" draw:text-style-name="P11" draw:layer="layout" svg:width="1.45cm" svg:height="1.45cm" svg:x="21.859cm" svg:y="17.07cm">
          <text:p text:style-name="P3"><text:span text:style-name="T3">6</text:span><text:span text:style-name="T3">.</text:span><text:span text:style-name="T3">3</text:span><text:span text:style-name="T3">m</text:span><text:span text:style-name="T3">m</text:span></text:p>
          <text:p text:style-name="P3"><text:span text:style-name="T3">J</text:span><text:span text:style-name="T3">a</text:span><text:span text:style-name="T3">c</text:span><text:span text:style-name="T3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14" draw:text-style-name="P11" draw:layer="layout" svg:width="2.2cm" svg:height="2.2cm" svg:x="18.909cm" svg:y="16.66cm">
            <text:p text:style-name="P3">XL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2" draw:layer="layout" svg:width="0.32cm" svg:height="0.32cm" svg:x="18.859cm" svg:y="1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2" draw:layer="layout" svg:width="0.32cm" svg:height="0.32cm" svg:x="20.839cm" svg:y="16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3" draw:layer="layout" svg:width="2.2cm" svg:height="1.6cm" svg:x="21.209cm" svg:y="12.92cm">
          <text:p text:style-name="P3">Mute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74cm" svg:height="1.74cm" svg:x="18.909cm" svg:y="5.97cm">
          <text:p text:style-name="P3">On</text:p>
          <text:p text:style-name="P3">Air</text:p>
          <draw:enhanced-geometry svg:viewBox="0 0 21600 21600" draw:type="rectangle" draw:enhanced-path="M 0 0 L 21600 0 21600 21600 0 21600 0 0 Z N"/>
        </draw:custom-shape>
        <draw:frame draw:style-name="gr19" draw:text-style-name="P15" draw:layer="layout" svg:width="8cm" svg:height="0.962cm" svg:x="18.259cm" svg:y="9.308cm">
          <draw:text-box>
            <text:p text:style-name="P3"><text:span text:style-name="T5">H</text:span><text:span text:style-name="T5">e</text:span><text:span text:style-name="T5">a</text:span><text:span text:style-name="T5">d</text:span><text:span text:style-name="T5">p</text:span><text:span text:style-name="T5">h</text:span><text:span text:style-name="T5">o</text:span><text:span text:style-name="T5">n</text:span><text:span text:style-name="T5">e</text:span><text:span text:style-name="T5"> </text:span><text:span text:style-name="T5">M</text:span><text:span text:style-name="T5">i</text:span><text:span text:style-name="T5">x</text:span></text:p>
          </draw:text-box>
        </draw:frame>
        <draw:frame draw:style-name="gr20" draw:text-style-name="P15" draw:layer="layout" svg:width="5cm" svg:height="0.806cm" svg:x="21.259cm" svg:y="18.464cm">
          <draw:text-box>
            <text:p text:style-name="P3"><text:span text:style-name="T5">Headphone Volume</text:span></text:p>
          </draw:text-box>
        </draw:frame>
        <draw:g draw:style-name="gr1">
          <draw:custom-shape draw:style-name="gr2" draw:text-style-name="P1" draw:layer="layout" svg:width="1cm" svg:height="1cm" svg:x="15.759cm" svg:y="17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2" draw:layer="layout" svg:x1="16.259cm" svg:y1="17.32cm" svg:x2="16.259cm" svg:y2="17.67cm">
            <text:p/>
          </draw:line>
          <draw:line draw:style-name="gr4" draw:text-style-name="P2" draw:layer="layout" svg:x1="15.659cm" svg:y1="18.421cm" svg:x2="15.836cm" svg:y2="18.244cm">
            <text:p/>
          </draw:line>
          <draw:line draw:style-name="gr4" draw:text-style-name="P2" draw:layer="layout" svg:x1="16.683cm" svg:y1="18.244cm" svg:x2="16.86cm" svg:y2="18.421cm">
            <text:p/>
          </draw:line>
          <draw:line draw:style-name="gr4" draw:text-style-name="P2" draw:layer="layout" svg:x1="15.409cm" svg:y1="17.82cm" svg:x2="15.659cm" svg:y2="17.82cm">
            <text:p/>
          </draw:line>
          <draw:line draw:style-name="gr4" draw:text-style-name="P2" draw:layer="layout" svg:x1="16.259cm" svg:y1="17.22cm" svg:x2="16.259cm" svg:y2="16.97cm">
            <text:p/>
          </draw:line>
          <draw:line draw:style-name="gr4" draw:text-style-name="P2" draw:layer="layout" svg:x1="16.683cm" svg:y1="17.397cm" svg:x2="16.86cm" svg:y2="17.22cm">
            <text:p/>
          </draw:line>
          <draw:line draw:style-name="gr4" draw:text-style-name="P2" draw:layer="layout" svg:x1="15.659cm" svg:y1="17.22cm" svg:x2="15.836cm" svg:y2="17.397cm">
            <text:p/>
          </draw:line>
          <draw:line draw:style-name="gr4" draw:text-style-name="P2" draw:layer="layout" svg:x1="16.859cm" svg:y1="17.82cm" svg:x2="17.109cm" svg:y2="17.82cm">
            <text:p/>
          </draw:line>
        </draw:g>
        <draw:g draw:style-name="gr1">
          <draw:g draw:style-name="gr1">
            <draw:custom-shape draw:style-name="gr2" draw:text-style-name="P1" draw:layer="layout" svg:width="1cm" svg:height="1cm" svg:x="10.759cm" svg:y="3.4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2" draw:layer="layout" svg:x1="11.259cm" svg:y1="3.458cm" svg:x2="11.259cm" svg:y2="3.808cm">
              <text:p/>
            </draw:line>
            <draw:line draw:style-name="gr4" draw:text-style-name="P2" draw:layer="layout" svg:x1="10.659cm" svg:y1="4.559cm" svg:x2="10.836cm" svg:y2="4.382cm">
              <text:p/>
            </draw:line>
            <draw:line draw:style-name="gr4" draw:text-style-name="P2" draw:layer="layout" svg:x1="11.683cm" svg:y1="4.382cm" svg:x2="11.86cm" svg:y2="4.559cm">
              <text:p/>
            </draw:line>
            <draw:line draw:style-name="gr4" draw:text-style-name="P2" draw:layer="layout" svg:x1="10.409cm" svg:y1="3.958cm" svg:x2="10.659cm" svg:y2="3.958cm">
              <text:p/>
            </draw:line>
            <draw:line draw:style-name="gr4" draw:text-style-name="P2" draw:layer="layout" svg:x1="11.259cm" svg:y1="3.358cm" svg:x2="11.259cm" svg:y2="3.108cm">
              <text:p/>
            </draw:line>
            <draw:line draw:style-name="gr4" draw:text-style-name="P2" draw:layer="layout" svg:x1="11.683cm" svg:y1="3.535cm" svg:x2="11.86cm" svg:y2="3.358cm">
              <text:p/>
            </draw:line>
            <draw:line draw:style-name="gr4" draw:text-style-name="P2" draw:layer="layout" svg:x1="10.659cm" svg:y1="3.358cm" svg:x2="10.836cm" svg:y2="3.535cm">
              <text:p/>
            </draw:line>
            <draw:line draw:style-name="gr4" draw:text-style-name="P2" draw:layer="layout" svg:x1="11.859cm" svg:y1="3.958cm" svg:x2="12.109cm" svg:y2="3.958cm">
              <text:p/>
            </draw:line>
          </draw:g>
          <draw:frame draw:style-name="gr5" draw:text-style-name="P4" draw:layer="layout" svg:width="3cm" svg:height="0.962cm" svg:x="9.759cm" svg:y="4.708cm">
            <draw:text-box>
              <text:p text:style-name="P3"><text:span text:style-name="T1">Mic Gain</text:span></text:p>
            </draw:text-box>
          </draw:frame>
        </draw:g>
        <draw:g draw:style-name="gr1">
          <draw:g draw:style-name="gr1">
            <draw:custom-shape draw:style-name="gr2" draw:text-style-name="P1" draw:layer="layout" svg:width="1cm" svg:height="1cm" svg:x="13.27cm" svg:y="10.5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2" draw:layer="layout" svg:x1="13.77cm" svg:y1="10.558cm" svg:x2="13.77cm" svg:y2="10.908cm">
              <text:p/>
            </draw:line>
            <draw:line draw:style-name="gr4" draw:text-style-name="P2" draw:layer="layout" svg:x1="13.17cm" svg:y1="11.659cm" svg:x2="13.347cm" svg:y2="11.482cm">
              <text:p/>
            </draw:line>
            <draw:line draw:style-name="gr4" draw:text-style-name="P2" draw:layer="layout" svg:x1="14.194cm" svg:y1="11.482cm" svg:x2="14.371cm" svg:y2="11.659cm">
              <text:p/>
            </draw:line>
            <draw:line draw:style-name="gr4" draw:text-style-name="P2" draw:layer="layout" svg:x1="12.92cm" svg:y1="11.058cm" svg:x2="13.17cm" svg:y2="11.058cm">
              <text:p/>
            </draw:line>
            <draw:line draw:style-name="gr4" draw:text-style-name="P2" draw:layer="layout" svg:x1="13.77cm" svg:y1="10.458cm" svg:x2="13.77cm" svg:y2="10.208cm">
              <text:p/>
            </draw:line>
            <draw:line draw:style-name="gr4" draw:text-style-name="P2" draw:layer="layout" svg:x1="14.194cm" svg:y1="10.635cm" svg:x2="14.371cm" svg:y2="10.458cm">
              <text:p/>
            </draw:line>
            <draw:line draw:style-name="gr4" draw:text-style-name="P2" draw:layer="layout" svg:x1="13.17cm" svg:y1="10.458cm" svg:x2="13.347cm" svg:y2="10.635cm">
              <text:p/>
            </draw:line>
            <draw:line draw:style-name="gr4" draw:text-style-name="P2" draw:layer="layout" svg:x1="14.37cm" svg:y1="11.058cm" svg:x2="14.62cm" svg:y2="11.058cm">
              <text:p/>
            </draw:line>
          </draw:g>
          <draw:frame draw:style-name="gr5" draw:text-style-name="P4" draw:layer="layout" svg:width="3cm" svg:height="0.962cm" svg:x="12.27cm" svg:y="11.808cm">
            <draw:text-box>
              <text:p text:style-name="P3"><text:span text:style-name="T1">Self</text:span></text:p>
            </draw:text-box>
          </draw:frame>
        </draw:g>
        <draw:frame draw:style-name="gr5" draw:text-style-name="P4" draw:layer="layout" svg:width="8cm" svg:height="0.962cm" svg:x="9.759cm" svg:y="1.47cm">
          <draw:text-box>
            <text:p text:style-name="P3">Channel 2</text:p>
          </draw:text-box>
        </draw:frame>
        <draw:g draw:style-name="gr1">
          <draw:custom-shape draw:style-name="gr6" draw:text-style-name="P5" draw:layer="layout" svg:width="0.5cm" svg:height="0.5cm" svg:x="13.559cm" svg:y="3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0.5cm" svg:height="0.5cm" svg:x="13.559cm" svg:y="3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5cm" svg:height="0.5cm" svg:x="13.559cm" svg:y="7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5cm" svg:height="0.5cm" svg:x="13.559cm" svg:y="7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layout" svg:width="0.5cm" svg:height="0.5cm" svg:x="13.559cm" svg:y="4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0.5cm" svg:height="0.5cm" svg:x="13.559cm" svg:y="4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layout" svg:width="0.5cm" svg:height="0.5cm" svg:x="13.559cm" svg:y="5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layout" svg:width="0.5cm" svg:height="0.5cm" svg:x="13.559cm" svg:y="5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5cm" svg:height="0.5cm" svg:x="13.559cm" svg:y="8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5cm" svg:height="0.5cm" svg:x="13.559cm" svg:y="8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5cm" svg:height="0.5cm" svg:x="13.559cm" svg:y="6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7" draw:layer="layout" svg:width="0.5cm" svg:height="0.5cm" svg:x="13.559cm" svg:y="6.6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0" draw:layer="layout" svg:width="1.8cm" svg:height="0.607cm" svg:x="13.959cm" svg:y="3.063cm">
            <draw:text-box>
              <text:p text:style-name="P9"><text:span text:style-name="T2">+12 dBu</text:span></text:p>
            </draw:text-box>
          </draw:frame>
          <draw:frame draw:style-name="gr10" draw:text-style-name="P10" draw:layer="layout" svg:width="1.8cm" svg:height="0.607cm" svg:x="13.959cm" svg:y="3.606cm">
            <draw:text-box>
              <text:p text:style-name="P9"><text:span text:style-name="T2">+8 dBu</text:span></text:p>
            </draw:text-box>
          </draw:frame>
          <draw:frame draw:style-name="gr10" draw:text-style-name="P10" draw:layer="layout" svg:width="1.8cm" svg:height="0.607cm" svg:x="13.959cm" svg:y="4.113cm">
            <draw:text-box>
              <text:p text:style-name="P9"><text:span text:style-name="T2">+4 dBu</text:span></text:p>
            </draw:text-box>
          </draw:frame>
          <draw:frame draw:style-name="gr10" draw:text-style-name="P10" draw:layer="layout" svg:width="1.8cm" svg:height="0.607cm" svg:x="13.959cm" svg:y="4.613cm">
            <draw:text-box>
              <text:p text:style-name="P9"><text:span text:style-name="T2"><text:s text:c="2"/>0 dBu</text:span></text:p>
            </draw:text-box>
          </draw:frame>
          <draw:frame draw:style-name="gr10" draw:text-style-name="P10" draw:layer="layout" svg:width="1.8cm" svg:height="0.607cm" svg:x="13.959cm" svg:y="5.113cm">
            <draw:text-box>
              <text:p text:style-name="P9"><text:span text:style-name="T2">-4 dBu</text:span></text:p>
            </draw:text-box>
          </draw:frame>
          <draw:frame draw:style-name="gr10" draw:text-style-name="P10" draw:layer="layout" svg:width="1.8cm" svg:height="0.607cm" svg:x="13.959cm" svg:y="5.613cm">
            <draw:text-box>
              <text:p text:style-name="P9"><text:span text:style-name="T2">-8 dBu</text:span></text:p>
            </draw:text-box>
          </draw:frame>
          <draw:frame draw:style-name="gr10" draw:text-style-name="P10" draw:layer="layout" svg:width="1.8cm" svg:height="0.607cm" svg:x="13.959cm" svg:y="6.113cm">
            <draw:text-box>
              <text:p text:style-name="P9"><text:span text:style-name="T2">-12 dBu</text:span></text:p>
            </draw:text-box>
          </draw:frame>
          <draw:frame draw:style-name="gr10" draw:text-style-name="P10" draw:layer="layout" svg:width="1.8cm" svg:height="0.607cm" svg:x="13.959cm" svg:y="6.613cm">
            <draw:text-box>
              <text:p text:style-name="P9"><text:span text:style-name="T2">-16 dBu</text:span></text:p>
            </draw:text-box>
          </draw:frame>
          <draw:frame draw:style-name="gr10" draw:text-style-name="P10" draw:layer="layout" svg:width="1.8cm" svg:height="0.607cm" svg:x="13.959cm" svg:y="7.113cm">
            <draw:text-box>
              <text:p text:style-name="P9"><text:span text:style-name="T2">-20 dBu</text:span></text:p>
            </draw:text-box>
          </draw:frame>
          <draw:frame draw:style-name="gr10" draw:text-style-name="P10" draw:layer="layout" svg:width="1.8cm" svg:height="0.607cm" svg:x="13.959cm" svg:y="7.613cm">
            <draw:text-box>
              <text:p text:style-name="P9"><text:span text:style-name="T2">-24 dBu</text:span></text:p>
            </draw:text-box>
          </draw:frame>
          <draw:frame draw:style-name="gr10" draw:text-style-name="P10" draw:layer="layout" svg:width="1.8cm" svg:height="0.607cm" svg:x="13.959cm" svg:y="8.113cm">
            <draw:text-box>
              <text:p text:style-name="P9"><text:span text:style-name="T2">-28 dBu</text:span></text:p>
            </draw:text-box>
          </draw:frame>
          <draw:frame draw:style-name="gr10" draw:text-style-name="P10" draw:layer="layout" svg:width="1.8cm" svg:height="0.607cm" svg:x="13.959cm" svg:y="8.613cm">
            <draw:text-box>
              <text:p text:style-name="P9"><text:span text:style-name="T2">-32 dBu</text:span></text:p>
            </draw:text-box>
          </draw:frame>
        </draw:g>
        <draw:g draw:style-name="gr1">
          <draw:g draw:style-name="gr1">
            <draw:custom-shape draw:style-name="gr2" draw:text-style-name="P1" draw:layer="layout" svg:width="1cm" svg:height="1cm" svg:x="10.77cm" svg:y="10.5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2" draw:layer="layout" svg:x1="11.27cm" svg:y1="10.558cm" svg:x2="11.27cm" svg:y2="10.908cm">
              <text:p/>
            </draw:line>
            <draw:line draw:style-name="gr4" draw:text-style-name="P2" draw:layer="layout" svg:x1="10.67cm" svg:y1="11.659cm" svg:x2="10.847cm" svg:y2="11.482cm">
              <text:p/>
            </draw:line>
            <draw:line draw:style-name="gr4" draw:text-style-name="P2" draw:layer="layout" svg:x1="11.694cm" svg:y1="11.482cm" svg:x2="11.871cm" svg:y2="11.659cm">
              <text:p/>
            </draw:line>
            <draw:line draw:style-name="gr4" draw:text-style-name="P2" draw:layer="layout" svg:x1="10.42cm" svg:y1="11.058cm" svg:x2="10.67cm" svg:y2="11.058cm">
              <text:p/>
            </draw:line>
            <draw:line draw:style-name="gr4" draw:text-style-name="P2" draw:layer="layout" svg:x1="11.27cm" svg:y1="10.458cm" svg:x2="11.27cm" svg:y2="10.208cm">
              <text:p/>
            </draw:line>
            <draw:line draw:style-name="gr4" draw:text-style-name="P2" draw:layer="layout" svg:x1="11.694cm" svg:y1="10.635cm" svg:x2="11.871cm" svg:y2="10.458cm">
              <text:p/>
            </draw:line>
            <draw:line draw:style-name="gr4" draw:text-style-name="P2" draw:layer="layout" svg:x1="10.67cm" svg:y1="10.458cm" svg:x2="10.847cm" svg:y2="10.635cm">
              <text:p/>
            </draw:line>
            <draw:line draw:style-name="gr4" draw:text-style-name="P2" draw:layer="layout" svg:x1="11.87cm" svg:y1="11.058cm" svg:x2="12.12cm" svg:y2="11.058cm">
              <text:p/>
            </draw:line>
          </draw:g>
          <draw:frame draw:style-name="gr5" draw:text-style-name="P4" draw:layer="layout" svg:width="3cm" svg:height="0.962cm" svg:x="9.77cm" svg:y="11.808cm">
            <draw:text-box>
              <text:p text:style-name="P3"><text:span text:style-name="T1">Stage</text:span></text:p>
            </draw:text-box>
          </draw:frame>
        </draw:g>
        <draw:g draw:style-name="gr1">
          <draw:g draw:style-name="gr1">
            <draw:custom-shape draw:style-name="gr2" draw:text-style-name="P1" draw:layer="layout" svg:width="1cm" svg:height="1cm" svg:x="15.77cm" svg:y="10.5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2" draw:layer="layout" svg:x1="16.27cm" svg:y1="10.558cm" svg:x2="16.27cm" svg:y2="10.908cm">
              <text:p/>
            </draw:line>
            <draw:line draw:style-name="gr4" draw:text-style-name="P2" draw:layer="layout" svg:x1="15.67cm" svg:y1="11.659cm" svg:x2="15.847cm" svg:y2="11.482cm">
              <text:p/>
            </draw:line>
            <draw:line draw:style-name="gr4" draw:text-style-name="P2" draw:layer="layout" svg:x1="16.694cm" svg:y1="11.482cm" svg:x2="16.871cm" svg:y2="11.659cm">
              <text:p/>
            </draw:line>
            <draw:line draw:style-name="gr4" draw:text-style-name="P2" draw:layer="layout" svg:x1="15.42cm" svg:y1="11.058cm" svg:x2="15.67cm" svg:y2="11.058cm">
              <text:p/>
            </draw:line>
            <draw:line draw:style-name="gr4" draw:text-style-name="P2" draw:layer="layout" svg:x1="16.27cm" svg:y1="10.458cm" svg:x2="16.27cm" svg:y2="10.208cm">
              <text:p/>
            </draw:line>
            <draw:line draw:style-name="gr4" draw:text-style-name="P2" draw:layer="layout" svg:x1="16.694cm" svg:y1="10.635cm" svg:x2="16.871cm" svg:y2="10.458cm">
              <text:p/>
            </draw:line>
            <draw:line draw:style-name="gr4" draw:text-style-name="P2" draw:layer="layout" svg:x1="15.67cm" svg:y1="10.458cm" svg:x2="15.847cm" svg:y2="10.635cm">
              <text:p/>
            </draw:line>
            <draw:line draw:style-name="gr4" draw:text-style-name="P2" draw:layer="layout" svg:x1="16.87cm" svg:y1="11.058cm" svg:x2="17.12cm" svg:y2="11.058cm">
              <text:p/>
            </draw:line>
          </draw:g>
          <draw:frame draw:style-name="gr5" draw:text-style-name="P4" draw:layer="layout" svg:width="3cm" svg:height="0.962cm" svg:x="14.77cm" svg:y="11.808cm">
            <draw:text-box>
              <text:p text:style-name="P3"><text:span text:style-name="T1">Others</text:span></text:p>
            </draw:text-box>
          </draw:frame>
        </draw:g>
        <draw:custom-shape draw:style-name="gr13" draw:text-style-name="P11" draw:layer="layout" svg:width="1.45cm" svg:height="1.45cm" svg:x="13.359cm" svg:y="17.07cm">
          <text:p text:style-name="P3"><text:span text:style-name="T3">6.3mm</text:span></text:p>
          <text:p text:style-name="P3"><text:span text:style-name="T3">Ja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14" draw:text-style-name="P11" draw:layer="layout" svg:width="2.2cm" svg:height="2.2cm" svg:x="10.409cm" svg:y="16.66cm">
            <text:p text:style-name="P3">XL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2" draw:layer="layout" svg:width="0.32cm" svg:height="0.32cm" svg:x="10.359cm" svg:y="1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2" draw:layer="layout" svg:width="0.32cm" svg:height="0.32cm" svg:x="12.339cm" svg:y="16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3" draw:layer="layout" svg:width="2.2cm" svg:height="1.6cm" svg:x="12.709cm" svg:y="12.92cm">
          <text:p text:style-name="P3">Mute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74cm" svg:height="1.74cm" svg:x="10.409cm" svg:y="5.97cm">
          <text:p text:style-name="P3">On</text:p>
          <text:p text:style-name="P3">Air</text:p>
          <draw:enhanced-geometry svg:viewBox="0 0 21600 21600" draw:type="rectangle" draw:enhanced-path="M 0 0 L 21600 0 21600 21600 0 21600 0 0 Z N"/>
        </draw:custom-shape>
        <draw:frame draw:style-name="gr19" draw:text-style-name="P15" draw:layer="layout" svg:width="8cm" svg:height="0.962cm" svg:x="9.759cm" svg:y="9.308cm">
          <draw:text-box>
            <text:p text:style-name="P3"><text:span text:style-name="T5">Headphone Mix</text:span></text:p>
          </draw:text-box>
        </draw:frame>
        <draw:frame draw:style-name="gr20" draw:text-style-name="P15" draw:layer="layout" svg:width="5cm" svg:height="0.806cm" svg:x="12.759cm" svg:y="18.464cm">
          <draw:text-box>
            <text:p text:style-name="P3"><text:span text:style-name="T5">Headphone Volum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2-07T14:10:12.776811355</meta:creation-date>
    <meta:generator>LibreOffice/25.8.1.1$MacOSX_X86_64 LibreOffice_project/54047653041915e595ad4e45cccea684809c77b5</meta:generator>
    <dc:date>2025-11-27T21:14:28.659344000</dc:date>
    <meta:editing-duration>PT23M28S</meta:editing-duration>
    <meta:editing-cycles>6</meta:editing-cycles>
    <meta:document-statistic meta:object-count="283"/>
  </office:meta>
</office:document-meta>
</file>